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<text:span text:style-name="T2">Projet</text:span><text:span text:style-name="T3"> :<text:s/></text:span><text:span text:style-name="T4">EventCulture</text:span><text:line-break/>1. Affichage du programme de l’événement<text:s/><text:line-break/>2. <text:s/>Page d’accueil présentant l’événement<text:s/><text:line-break/>3. Affichage des participants et leurs profils détaillés<text:s/><text:line-break/>4. Page dédiée aux parcours avec une carte interactive<text:s/><text:line-break/>5. <text:s/>Page galerie pour les photos et vidéos de l’événement<text:line-break/>6. <text:s/>Système de commentaires et avis : Les participants peuvent laisser des avis sur l’événement et les activités.<text:line-break/>7. <text:s/>Partage sur les réseaux sociaux : Intégrer des boutons pour partager les événements sur Facebook, Twitter, Instagram.<text:line-break/>8. Système de recherche et de filtrage : Rechercher un événement par date, lieu ou type d’activité.<text:line-break/>9. <text:s/>Notifications et rappels : Envoyer des rappels aux participants par email ou via une<text:s/>10.<text:s/><text:s/>Gestion des intervenants et artistes : Présentation des conférenciers, artistes et intervenants de l’événeme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uhila Guerfi</meta:initial-creator>
    <dc:creator>Souhila Guerfi</dc:creator>
    <meta:creation-date>2025-02-18T10:56:00Z</meta:creation-date>
    <dc:date>2025-02-18T11:00:00Z</dc:date>
    <meta:template xlink:href="Normal.dotm" xlink:type="simple"/>
    <meta:editing-cycles>1</meta:editing-cycles>
    <meta:editing-duration>PT0S</meta:editing-duration>
    <meta:document-statistic meta:page-count="1" meta:paragraph-count="1" meta:word-count="126" meta:character-count="820" meta:row-count="5" meta:non-whitespace-character-count="695"/>
  </office:meta>
</office:document-meta>
</file>